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1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EX_RATE</text:p>
          </table:table-cell>
          <table:table-cell table:style-name="ce4" office:value-type="string">
            <text:p>EXPORT</text:p>
          </table:table-cell>
          <table:table-cell table:style-name="ce4" office:value-type="string">
            <text:p>NAPHTA_PRICE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CONSUMPTION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float" office:value="14628.33">
            <text:p>14628.33</text:p>
          </table:table-cell>
          <table:table-cell office:value-type="float" office:value="738213">
            <text:p>738213</text:p>
          </table:table-cell>
          <table:table-cell office:value-type="float" office:value="2425">
            <text:p>2425</text:p>
          </table:table-cell>
          <table:table-cell office:value-type="float" office:value="903900">
            <text:p>903900</text:p>
          </table:table-cell>
          <table:table-cell office:value-type="float" office:value="164000">
            <text:p>164000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float" office:value="14683.83">
            <text:p>14683.83</text:p>
          </table:table-cell>
          <table:table-cell office:value-type="float" office:value="754604">
            <text:p>754604</text:p>
          </table:table-cell>
          <table:table-cell office:value-type="float" office:value="2291">
            <text:p>2291</text:p>
          </table:table-cell>
          <table:table-cell office:value-type="float" office:value="911400">
            <text:p>911400</text:p>
          </table:table-cell>
          <table:table-cell office:value-type="float" office:value="161000">
            <text:p>161000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float" office:value="14045.83">
            <text:p>14045.83</text:p>
          </table:table-cell>
          <table:table-cell office:value-type="float" office:value="813048">
            <text:p>813048</text:p>
          </table:table-cell>
          <table:table-cell office:value-type="float" office:value="2236">
            <text:p>2236</text:p>
          </table:table-cell>
          <table:table-cell office:value-type="float" office:value="955000">
            <text:p>955000</text:p>
          </table:table-cell>
          <table:table-cell office:value-type="float" office:value="169000">
            <text:p>169000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float" office:value="13632.83">
            <text:p>13632.83</text:p>
          </table:table-cell>
          <table:table-cell office:value-type="float" office:value="648351">
            <text:p>648351</text:p>
          </table:table-cell>
          <table:table-cell office:value-type="float" office:value="2296">
            <text:p>2296</text:p>
          </table:table-cell>
          <table:table-cell office:value-type="float" office:value="860000">
            <text:p>860000</text:p>
          </table:table-cell>
          <table:table-cell office:value-type="float" office:value="159000">
            <text:p>159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23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3:11:47.09</meta:creation-date>
    <meta:generator>OpenOffice/4.1.7$Win32 OpenOffice.org_project/417m1$Build-9800</meta:generator>
    <dc:date>2020-01-12T23:16:17.93</dc:date>
    <meta:editing-duration>PT4M29S</meta:editing-duration>
    <meta:editing-cycles>3</meta:editing-cycles>
    <meta:document-statistic meta:table-count="3" meta:cell-count="30" meta:object-count="0"/>
  </office:meta>
</office:document-meta>
</file>